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Table1" style:family="table">
      <style:table-properties style:width="3.4076in" table:align="left"/>
    </style:style>
    <style:style style:name="Table1.A" style:family="table-column">
      <style:table-column-properties style:column-width="0.8611in"/>
    </style:style>
    <style:style style:name="Table1.B" style:family="table-column">
      <style:table-column-properties style:column-width="0.6278in"/>
    </style:style>
    <style:style style:name="Table1.C" style:family="table-column">
      <style:table-column-properties style:column-width="1.9188in"/>
    </style:style>
    <style:style style:name="Table1.A1" style:family="table-cell">
      <style:table-cell-properties style:vertical-align="middle" fo:background-color="#ffffff" fo:padding="0.0208in" fo:border-left="0.75pt solid #808080" fo:border-right="0.75pt solid #808080" fo:border-top="0.75pt solid #808080" fo:border-bottom="0.05pt solid #808080">
        <style:background-image/>
      </style:table-cell-properties>
    </style:style>
    <style:style style:name="Table1.B1" style:family="table-cell">
      <style:table-cell-properties style:vertical-align="middle" fo:background-color="#ffffff" fo:padding="0.0208in" fo:border-left="0.05pt solid #808080" fo:border-right="0.75pt solid #808080" fo:border-top="0.75pt solid #808080" fo:border-bottom="0.05pt solid #808080">
        <style:background-image/>
      </style:table-cell-properties>
    </style:style>
    <style:style style:name="Table1.A2" style:family="table-cell">
      <style:table-cell-properties style:vertical-align="middle" fo:background-color="#ffffff" fo:padding="0.0208in" fo:border-left="0.75pt solid #808080" fo:border-right="0.75pt solid #808080" fo:border-top="none" fo:border-bottom="0.05pt solid #808080">
        <style:background-image/>
      </style:table-cell-properties>
    </style:style>
    <style:style style:name="Table1.B2" style:family="table-cell">
      <style:table-cell-properties style:vertical-align="middle" fo:background-color="#ffffff" fo:padding="0.0208in" fo:border-left="0.05pt solid #808080" fo:border-right="0.75pt solid #808080" fo:border-top="none" fo:border-bottom="0.05pt solid #808080">
        <style:background-image/>
      </style:table-cell-properties>
    </style:style>
    <style:style style:name="Table1.A3" style:family="table-cell">
      <style:table-cell-properties style:vertical-align="middle" fo:background-color="#ffffff" fo:padding="0.0208in" fo:border-left="0.75pt solid #808080" fo:border-right="0.75pt solid #808080" fo:border-top="none" fo:border-bottom="0.75pt solid #808080">
        <style:background-image/>
      </style:table-cell-properties>
    </style:style>
    <style:style style:name="Table1.B3" style:family="table-cell">
      <style:table-cell-properties style:vertical-align="middle" fo:background-color="#ffffff" fo:padding="0.0208in" fo:border-left="0.05pt solid #808080" fo:border-right="0.75pt solid #808080" fo:border-top="none" fo:border-bottom="0.75pt solid #808080">
        <style:background-image/>
      </style:table-cell-properties>
    </style:style>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Contents_20_Heading">
      <style:text-properties fo:language="fr" fo:country="FR"/>
    </style:style>
    <style:style style:name="P4" style:family="paragraph" style:parent-style-name="Heading_20_1">
      <style:text-properties fo:language="fr" fo:country="FR"/>
    </style:style>
    <style:style style:name="P5" style:family="paragraph" style:parent-style-name="Heading_20_2">
      <style:text-properties style:font-name="Liberation Sans" fo:font-size="16pt" fo:language="fr" fo:country="FR" fo:font-weight="bold" officeooo:rsid="001dd141" officeooo:paragraph-rsid="001dd141" style:font-name-asian="Noto Sans CJK SC" style:font-size-asian="16pt" style:font-weight-asian="bold" style:font-name-complex="Lohit Devanagari1" style:font-size-complex="16pt" style:font-weight-complex="bold"/>
    </style:style>
    <style:style style:name="P6" style:family="paragraph" style:parent-style-name="Heading_20_2">
      <style:text-properties fo:language="fr" fo:country="FR" officeooo:rsid="001dd141" officeooo:paragraph-rsid="001dd141"/>
    </style:style>
    <style:style style:name="P7" style:family="paragraph" style:parent-style-name="Standard" style:list-style-name="L1">
      <style:text-properties fo:language="fr" fo:country="FR"/>
    </style:style>
    <style:style style:name="P8" style:family="paragraph" style:parent-style-name="Standard" style:list-style-name="L2">
      <style:text-properties fo:language="fr" fo:country="FR"/>
    </style:style>
    <style:style style:name="P9" style:family="paragraph" style:parent-style-name="Standard" style:list-style-name="L3">
      <style:text-properties fo:language="fr" fo:country="FR"/>
    </style:style>
    <style:style style:name="P10" style:family="paragraph" style:parent-style-name="Standard">
      <style:text-properties fo:language="fr" fo:country="FR"/>
    </style:style>
    <style:style style:name="P11" style:family="paragraph" style:parent-style-name="Standard">
      <style:text-properties fo:language="fr" fo:country="FR" officeooo:rsid="0020fdcb" officeooo:paragraph-rsid="0020fdcb"/>
    </style:style>
    <style:style style:name="P12" style:family="paragraph" style:parent-style-name="Standard" style:list-style-name="L5">
      <style:text-properties fo:language="fr" fo:country="FR" officeooo:rsid="0020fdcb" officeooo:paragraph-rsid="00210440"/>
    </style:style>
    <style:style style:name="P13" style:family="paragraph" style:parent-style-name="Standard" style:list-style-name="L5">
      <style:text-properties fo:language="fr" fo:country="FR" officeooo:rsid="0020fdcb" officeooo:paragraph-rsid="0020fdcb"/>
    </style:style>
    <style:style style:name="P14" style:family="paragraph" style:parent-style-name="Standard">
      <style:text-properties fo:language="fr" fo:country="FR" officeooo:rsid="00210440" officeooo:paragraph-rsid="00210440"/>
    </style:style>
    <style:style style:name="P15" style:family="paragraph" style:parent-style-name="Standard" style:list-style-name="L7">
      <style:paragraph-properties fo:text-align="start" style:justify-single-word="false">
        <style:tab-stops/>
      </style:paragraph-properties>
      <style:text-properties fo:language="fr" fo:country="FR" officeooo:rsid="00210440" officeooo:paragraph-rsid="00210440"/>
    </style:style>
    <style:style style:name="P16" style:family="paragraph" style:parent-style-name="Standard">
      <style:paragraph-properties fo:text-align="start" style:justify-single-word="false">
        <style:tab-stops/>
      </style:paragraph-properties>
      <style:text-properties fo:language="fr" fo:country="FR" officeooo:rsid="00210440" officeooo:paragraph-rsid="00210440"/>
    </style:style>
    <style:style style:name="P17" style:family="paragraph" style:parent-style-name="Standard">
      <style:paragraph-properties fo:text-align="start" style:justify-single-word="false">
        <style:tab-stops/>
      </style:paragraph-properties>
      <style:text-properties fo:language="fr" fo:country="FR" officeooo:rsid="002166cb" officeooo:paragraph-rsid="002166cb"/>
    </style:style>
    <style:style style:name="P18" style:family="paragraph" style:parent-style-name="Table_20_Contents">
      <style:paragraph-properties fo:text-align="start" style:justify-single-word="false"/>
      <style:text-properties fo:font-variant="normal" fo:text-transform="none" fo:color="#000000" loext:opacity="100%" style:font-name="DejaVu Sans" fo:font-size="10pt" fo:font-style="normal" fo:font-weight="normal"/>
    </style:style>
    <style:style style:name="P19" style:family="paragraph" style:parent-style-name="Text_20_body">
      <style:text-properties fo:language="fr" fo:country="FR"/>
    </style:style>
    <style:style style:name="P20" style:family="paragraph" style:parent-style-name="Text_20_body">
      <style:text-properties fo:language="fr" fo:country="FR" officeooo:paragraph-rsid="001dd141"/>
    </style:style>
    <style:style style:name="P21" style:family="paragraph" style:parent-style-name="Text_20_body">
      <style:text-properties fo:language="fr" fo:country="FR" officeooo:paragraph-rsid="0020fdcb"/>
    </style:style>
    <style:style style:name="P22" style:family="paragraph" style:parent-style-name="Text_20_body">
      <style:text-properties fo:language="fr" fo:country="FR" officeooo:rsid="00232e16" officeooo:paragraph-rsid="00232e16"/>
    </style:style>
    <style:style style:name="P23" style:family="paragraph" style:parent-style-name="Text_20_body" style:list-style-name="L8">
      <style:text-properties fo:language="fr" fo:country="FR" officeooo:rsid="00232e16" officeooo:paragraph-rsid="00232e16"/>
    </style:style>
    <style:style style:name="P24" style:family="paragraph" style:parent-style-name="Text_20_body" style:list-style-name="L8">
      <style:text-properties fo:language="fr" fo:country="FR" officeooo:rsid="00232e16" officeooo:paragraph-rsid="00246864"/>
    </style:style>
    <style:style style:name="P25" style:family="paragraph" style:parent-style-name="Text_20_body" style:list-style-name="L8">
      <style:text-properties fo:language="fr" fo:country="FR" officeooo:rsid="00246864" officeooo:paragraph-rsid="00246864"/>
    </style:style>
    <style:style style:name="P26" style:family="paragraph" style:parent-style-name="Text_20_body" style:list-style-name="L8">
      <style:text-properties fo:language="fr" fo:country="FR" fo:font-weight="bold" officeooo:rsid="00246864" officeooo:paragraph-rsid="00246864" style:font-weight-asian="bold" style:font-weight-complex="bold"/>
    </style:style>
    <style:style style:name="P27" style:family="paragraph" style:parent-style-name="Text_20_body">
      <style:text-properties fo:language="fr" fo:country="FR" fo:font-weight="bold" officeooo:rsid="00246864" officeooo:paragraph-rsid="00246864" style:font-weight-asian="bold" style:font-weight-complex="bold"/>
    </style:style>
    <style:style style:name="P28" style:family="paragraph" style:parent-style-name="Text_20_body">
      <style:text-properties officeooo:rsid="002166cb" officeooo:paragraph-rsid="002166cb"/>
    </style:style>
    <style:style style:name="P29" style:family="paragraph" style:parent-style-name="Title">
      <style:text-properties fo:language="fr" fo:country="FR"/>
    </style:style>
    <style:style style:name="T1" style:family="text">
      <style:text-properties style:font-name="Liberation Sans" fo:font-size="16pt" fo:font-weight="bold" style:font-name-asian="Noto Sans CJK SC" style:font-size-asian="16pt" style:font-weight-asian="bold" style:font-name-complex="Lohit Devanagari1" style:font-size-complex="16pt" style:font-weight-complex="bold"/>
    </style:style>
    <style:style style:name="T2" style:family="text">
      <style:text-properties officeooo:rsid="0020fdcb"/>
    </style:style>
    <style:style style:name="T3" style:family="text">
      <style:text-properties officeooo:rsid="00210440"/>
    </style:style>
    <style:style style:name="T4" style:family="text">
      <style:text-properties fo:language="fr" fo:country="FR"/>
    </style:style>
    <style:style style:name="T5" style:family="text">
      <style:text-properties fo:language="fr" fo:country="FR" officeooo:rsid="002166cb"/>
    </style:style>
    <style:style style:name="T6" style:family="text">
      <style:text-properties officeooo:rsid="002166cb"/>
    </style:style>
    <style:style style:name="T7" style:family="text">
      <style:text-properties officeooo:rsid="00232e16"/>
    </style:style>
    <style:style style:name="T8" style:family="text">
      <style:text-properties fo:font-weight="bold" style:font-weight-asian="bold" style:font-weight-complex="bold"/>
    </style:style>
    <style:style style:name="T9" style:family="text">
      <style:text-properties officeooo:rsid="00246864"/>
    </style:style>
    <style:style style:name="T10" style:family="text">
      <style:text-properties style:text-position="super 58%"/>
    </style:style>
    <style:style style:name="T11" style:family="text">
      <style:text-properties fo:font-weight="normal" style:font-weight-asian="normal"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PROJET 6</text:p>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1"><text:a xlink:type="simple" xlink:href="#__RefHeading___Toc326_4058247836" text:style-name="Index_20_Link" text:visited-style-name="Index_20_Link"><text:span text:style-name="T4">Presentation du jeu de données<text:tab/>1</text:span></text:a></text:p>
          <text:p text:style-name="P2"><text:a xlink:type="simple" xlink:href="#__RefHeading___Toc328_4058247836" text:style-name="Index_20_Link" text:visited-style-name="Index_20_Link"><text:span text:style-name="T4">Description<text:tab/>1</text:span></text:a></text:p>
          <text:p text:style-name="P2"><text:a xlink:type="simple" xlink:href="#__RefHeading___Toc330_4058247836" text:style-name="Index_20_Link" text:visited-style-name="Index_20_Link"><text:span text:style-name="T4">Condition d’utilisation<text:tab/>1</text:span></text:a></text:p>
          <text:p text:style-name="P2"><text:a xlink:type="simple" xlink:href="#__RefHeading___Toc332_4058247836" text:style-name="Index_20_Link" text:visited-style-name="Index_20_Link"><text:span text:style-name="T4">Mode de constitution<text:tab/>1</text:span></text:a></text:p>
          <text:p text:style-name="P2"><text:a xlink:type="simple" xlink:href="#__RefHeading___Toc334_4058247836" text:style-name="Index_20_Link" text:visited-style-name="Index_20_Link"><text:span text:style-name="T4">Information géographiques<text:tab/>1</text:span></text:a></text:p>
          <text:p text:style-name="P2"><text:a xlink:type="simple" xlink:href="#__RefHeading___Toc336_4058247836" text:style-name="Index_20_Link" text:visited-style-name="Index_20_Link"><text:span text:style-name="T4">Informations tables<text:tab/>1</text:span></text:a></text:p>
          <text:p text:style-name="P1"><text:a xlink:type="simple" xlink:href="#__RefHeading___Toc215_4058247836" text:style-name="Index_20_Link" text:visited-style-name="Index_20_Link"><text:span text:style-name="T4">Projet<text:tab/>2</text:span></text:a></text:p>
        </text:index-body>
      </text:table-of-content>
      <text:p text:style-name="P19"/>
      <text:h text:style-name="P4" text:outline-level="1">Activité 1 : Choix du jeu de donnés</text:h>
      <text:h text:style-name="P6" text:outline-level="2"><text:bookmark-start text:name="__RefHeading___Toc328_4058247836"/>Description<text:bookmark-end text:name="__RefHeading___Toc328_4058247836"/></text:h>
      <text:p text:style-name="P20">L'arbre d'alignement est un objet ponctuel représentant un arbre situé sur le domaine public et géré par le Grand Lyon. Généralement localisé le long des voies de circulation ou sur les espaces publics, il est caractérisé par des informations de gestion (genre, espèce, variété, essence botanique, hauteur, diamètre couronne, localisation, date et année de plantation, …)</text:p>
      <text:h text:style-name="P6" text:outline-level="2"><text:bookmark-start text:name="__RefHeading___Toc330_4058247836"/>Condition d’utilisation<text:bookmark-end text:name="__RefHeading___Toc330_4058247836"/></text:h>
      <text:p text:style-name="P20">Licence Ouverte</text:p>
      <text:h text:style-name="P6" text:outline-level="2"><text:bookmark-start text:name="__RefHeading___Toc332_4058247836"/>Mode de constitution<text:bookmark-end text:name="__RefHeading___Toc332_4058247836"/></text:h>
      <text:p text:style-name="P19">Mise à jour en continu : remontée d'informations travaux des services du Grand Lyon et des partenaires et vérification de la donnée sur le terrain.</text:p>
      <text:h text:style-name="P6" text:outline-level="2"><text:bookmark-start text:name="__RefHeading___Toc334_4058247836"/>Information g<text:span text:style-name="T1">éographiques</text:span><text:bookmark-end text:name="__RefHeading___Toc334_4058247836"/></text:h>
      <text:list xml:id="list36245867" text:style-name="L1">
        <text:list-item>
          <text:p text:style-name="P7">Type de représentation spatiale : Ponctuel</text:p>
        </text:list-item>
      </text:list>
      <text:list xml:id="list1823942871" text:style-name="L2">
        <text:list-item>
          <text:p text:style-name="P8">Étendue géographique : 5.059776134430927 est, 4.697129744790859 ouest, 45.567725714387095 sud, 45.93833829625869 nord,</text:p>
        </text:list-item>
        <text:list-item>
          <text:p text:style-name="P8">Système de coordonnées : EPSG:4171</text:p>
        </text:list-item>
      </text:list>
      <text:p text:style-name="P19"/>
      <text:h text:style-name="P5" text:outline-level="2"><text:bookmark-start text:name="__RefHeading___Toc336_4058247836"/>Informations tables<text:bookmark-end text:name="__RefHeading___Toc336_4058247836"/></text:h>
      <text:list xml:id="list1167364138" text:style-name="L3">
        <text:list-item>
          <text:p text:style-name="P9">Nombre d’enregistrements : 105 312</text:p>
        </text:list-item>
        <text:list-item>
          <text:p text:style-name="P9">Nombre d'attributs : 27</text:p>
          <text:list>
            <text:list-item>
              <text:p text:style-name="P9">essencefrancais; text; Essence en français</text:p>
            </text:list-item>
            <text:list-item>
              <text:p text:style-name="P9">circonference_cm; int4; Circonférence du tronc (cm)</text:p>
            </text:list-item>
            <text:list-item>
              <text:p text:style-name="P9">hauteurtotale_m; int4; Hauteur totale (m)</text:p>
            </text:list-item>
            <text:list-item>
              <text:p text:style-name="P9"><text:soft-page-break/>hauteurfut_m; int4; Hauteur du fût (m)</text:p>
            </text:list-item>
            <text:list-item>
              <text:p text:style-name="P9">diametrecouronne_m; int4; Diamètre de la couronne (m)</text:p>
            </text:list-item>
            <text:list-item>
              <text:p text:style-name="P9">rayoncouronne_m; numeric; Rayon de la couronne</text:p>
            </text:list-item>
            <text:list-item>
              <text:p text:style-name="P9">dateplantation; date; Date de plantation</text:p>
            </text:list-item>
            <text:list-item>
              <text:p text:style-name="P9">genre; text; Genre</text:p>
            </text:list-item>
            <text:list-item>
              <text:p text:style-name="P9">espece; text; Espèce</text:p>
            </text:list-item>
            <text:list-item>
              <text:p text:style-name="P9">variete; text; Variété</text:p>
            </text:list-item>
            <text:list-item>
              <text:p text:style-name="P9">essence; text; Essence</text:p>
            </text:list-item>
            <text:list-item>
              <text:p text:style-name="P9">architecture; text; Architecture de l'arbre</text:p>
            </text:list-item>
            <text:list-item>
              <text:p text:style-name="P9">localisation; text; Localisation de l'arbre</text:p>
            </text:list-item>
            <text:list-item>
              <text:p text:style-name="P9">naturerevetement; text; Revêtement au pied de l'arbre</text:p>
            </text:list-item>
            <text:list-item>
              <text:p text:style-name="P9">surfacecadre_m2; int4; Surface au pied de l'arbre (m²)</text:p>
            </text:list-item>
            <text:list-item>
              <text:p text:style-name="P9">mobilierurbain; text; Mobilier urbain</text:p>
            </text:list-item>
            <text:list-item>
              <text:p text:style-name="P9">anneeplantation; int4; Année de plantation</text:p>
            </text:list-item>
            <text:list-item>
              <text:p text:style-name="P9">commune; text; Commune</text:p>
            </text:list-item>
            <text:list-item>
              <text:p text:style-name="P9">codeinsee; int4; Code INSEE Commune</text:p>
            </text:list-item>
            <text:list-item>
              <text:p text:style-name="P9">nomvoie; text; Nom de la voie</text:p>
            </text:list-item>
            <text:list-item>
              <text:p text:style-name="P9">codefuv; int4; Code FUV de la voie</text:p>
            </text:list-item>
            <text:list-item>
              <text:p text:style-name="P9">identifiant; int4; Identifiant de l'arbre</text:p>
            </text:list-item>
            <text:list-item>
              <text:p text:style-name="P9">numero; int4; Numéro</text:p>
            </text:list-item>
            <text:list-item>
              <text:p text:style-name="P9">codegenre; int4; Gestion de la symbologie des emplacement libre = 0 souche = 1 le reste =2</text:p>
            </text:list-item>
            <text:list-item>
              <text:p text:style-name="P9">gid; int4</text:p>
            </text:list-item>
            <text:list-item>
              <text:p text:style-name="P9">the_geom; geometry SRID=4171 GeomType=POINT</text:p>
            </text:list-item>
          </text:list>
        </text:list-item>
      </text:list>
      <text:p text:style-name="P10"/>
      <text:h text:style-name="P4" text:outline-level="1"><text:bookmark-start text:name="__RefHeading___Toc215_4058247836"/>Activité 2 : nettoyage du jeu avec Python<text:bookmark-end text:name="__RefHeading___Toc215_4058247836"/></text:h>
      <text:p text:style-name="P21"><text:span text:style-name="T2">J’ai commencé par sélectionner seulement les attributs utiles à mon projet </text:span><text:span text:style-name="T6">et e</text:span><text:span text:style-name="T2">nsuite j’ai nettoyé les données qu’il me restait:</text:span></text:p>
      <text:list xml:id="list1162018059" text:style-name="L5">
        <text:list-item>
          <text:p text:style-name="P12">J’ai supprimé toutes les entrées correspondant à des souches ou a des emplacements vides <text:span text:style-name="T3">grâce à l’attribut ‘codegenre’</text:span></text:p>
        </text:list-item>
        <text:list-item>
          <text:p text:style-name="P13">J’ai rectifié les types des valeurs : tout était en texte donc j’ai mis les nombres en integers ou en float et les dates en un format plus simple à exploiter.</text:p>
        </text:list-item>
        <text:list-item>
          <text:p text:style-name="P13">J’ai supprimés les valeurs mises à 0 pour ne pas fausser les moyennes</text:p>
        </text:list-item>
      </text:list>
      <text:p text:style-name="P11"/>
      <text:p text:style-name="P14">Enfin j’ai ajouté un attribut indentifier incrémenté de 1 à chaque entrée et unique qui sert donc de clé primaire.</text:p>
      <text:p text:style-name="P14"/>
      <text:p text:style-name="P14">Pour ma mon nouveau fichier CSV j’ai donc ces attributs :</text:p>
      <text:list xml:id="list1534978863" text:style-name="L7">
        <text:list-item>
          <text:p text:style-name="P15">identifier (int) : clé primaire</text:p>
        </text:list-item>
        <text:list-item>
          <text:p text:style-name="P15">circumference (int) : Circonférence du tronc (cm)</text:p>
        </text:list-item>
        <text:list-item>
          <text:p text:style-name="P15">height (int) : Hauteur totale (m)</text:p>
        </text:list-item>
        <text:list-item>
          <text:p text:style-name="P15">planting_date (date) : Date de plantation</text:p>
        </text:list-item>
        <text:list-item>
          <text:p text:style-name="P15">genus (text) : Genre</text:p>
        </text:list-item>
        <text:list-item>
          <text:p text:style-name="P15">species (text) : Espèce</text:p>
        </text:list-item>
        <text:list-item>
          <text:p text:style-name="P15">variety (text) : Variété</text:p>
        </text:list-item>
        <text:list-item>
          <text:p text:style-name="P15">planting_area (text) : espace de plantation</text:p>
        </text:list-item>
        <text:list-item>
          <text:p text:style-name="P15">municipality (text) : Commune</text:p>
        </text:list-item>
        <text:list-item>
          <text:p text:style-name="P15">street_name (text) : Nom de la voie</text:p>
        </text:list-item>
        <text:list-item>
          <text:p text:style-name="P15">longitude (float) : Longitude</text:p>
        </text:list-item>
        <text:list-item>
          <text:p text:style-name="P15">latitude (float) : Latitude</text:p>
        </text:list-item>
      </text:list>
      <text:p text:style-name="P16"><text:soft-page-break/></text:p>
      <text:p text:style-name="P17">Le code python commenté est dans ./modules/CSVprocessing.py.</text:p>
      <text:p text:style-name="P17"/>
      <text:h text:style-name="Heading_20_2" text:outline-level="2"><text:span text:style-name="T5">Activités 3 et 4 : Importer ce jeu dans DBBrowser et r</text:span>equêtes SQL</text:h>
      <text:p text:style-name="P28">J’ai donc importé mon fichier CSV (trees_data_clean.csv) dans DBBrowser et crée une base de données (./static/data/trees.sqlite3) dans laquelle la table contenant les infroamtions sur les arbres s’appelle ‘trees’.</text:p>
      <text:p text:style-name="P22">J’ai ensuite exécuté les commandes SQL suivantes :</text:p>
      <text:list xml:id="list252105927" text:style-name="L8">
        <text:list-item>
          <text:p text:style-name="P23"><text:span text:style-name="T8">select count() from trees;</text:span> qui m’a renvoyé 99793 le nombre total d’enregistrements, inférieur à celui du premier fichier CSV car nous avons enlevé les souches et les emplacements vides.</text:p>
        </text:list-item>
        <text:list-item>
          <text:p text:style-name="P23"><text:span text:style-name="T8">select count() from trees where municipality='LYON 1ER'; </text:span>qui m’a renvoyé 861 le nombre d’arbres du premier arrondssements. En faisant varier l’arrondissement on obtient ce classement <text:span text:style-name="T9">(il ne montre pas forcément les arrondissements les plus végétalisés car tous les arrondissements n’ont pas la même taille)</text:span>:</text:p>
          <text:list>
            <text:list-item>
              <text:p text:style-name="P24">7<text:span text:style-name="T9">e</text:span>m<text:span text:style-name="T9">e</text:span> : 5502</text:p>
            </text:list-item>
            <text:list-item>
              <text:p text:style-name="P23">3eme : 4630</text:p>
            </text:list-item>
            <text:list-item>
              <text:p text:style-name="P23">8eme : 3741</text:p>
            </text:list-item>
            <text:list-item>
              <text:p text:style-name="P23">2eme : 3121</text:p>
            </text:list-item>
            <text:list-item>
              <text:p text:style-name="P23">9eme : 2865</text:p>
            </text:list-item>
            <text:list-item>
              <text:p text:style-name="P23">6eme : 2604</text:p>
            </text:list-item>
            <text:list-item>
              <text:p text:style-name="P24">5eme : 1341</text:p>
            </text:list-item>
            <text:list-item>
              <text:p text:style-name="P23">4eme : 1299</text:p>
            </text:list-item>
            <text:list-item>
              <text:p text:style-name="P25">1<text:span text:style-name="T10">er</text:span> : <text:span text:style-name="T7">861</text:span></text:p>
            </text:list-item>
          </text:list>
        </text:list-item>
        <text:list-item>
          <text:p text:style-name="P26">select distinct(genus) from trees; <text:span text:style-name="T11">qui m’a renvoyé la liste des genres différents (il y en a 133 donc je ne les affiche pas). Cette liste nous servira par la suite, mais on remarque qu’elle est en latin.</text:span></text:p>
        </text:list-item>
        <text:list-item>
          <text:p text:style-name="P26">select planting_date, genus, street_name from trees where planting_date like '2024%';<text:span text:style-name="T11"> qui m’a renvoyé la liste des arbres plantés en 2024 avec leur date, leur genre et le nom de la voie où ils sont :</text:span></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18">2024-01-19</text:p>
          </table:table-cell>
          <table:table-cell table:style-name="Table1.B1" office:value-type="string">
            <text:p text:style-name="P18">Acer</text:p>
          </table:table-cell>
          <table:table-cell table:style-name="Table1.B1" office:value-type="string">
            <text:p text:style-name="P18">MONTÉE ROY</text:p>
          </table:table-cell>
        </table:table-row>
        <table:table-row>
          <table:table-cell table:style-name="Table1.A2" office:value-type="string">
            <text:p text:style-name="P18">2024-01-08</text:p>
          </table:table-cell>
          <table:table-cell table:style-name="Table1.B2" office:value-type="string">
            <text:p text:style-name="P18">Quercus</text:p>
          </table:table-cell>
          <table:table-cell table:style-name="Table1.B2" office:value-type="string">
            <text:p text:style-name="P18">IMPASSE JEAN ROCHEFORT</text:p>
          </table:table-cell>
        </table:table-row>
        <table:table-row>
          <table:table-cell table:style-name="Table1.A3" office:value-type="string">
            <text:p text:style-name="P18">2024-01-08</text:p>
          </table:table-cell>
          <table:table-cell table:style-name="Table1.B3" office:value-type="string">
            <text:p text:style-name="P18">Quercus</text:p>
          </table:table-cell>
          <table:table-cell table:style-name="Table1.B3" office:value-type="string">
            <text:p text:style-name="P18">IMPASSE JEAN ROCHEFORT</text:p>
          </table:table-cell>
        </table:table-row>
      </table:table>
      <text:p text:style-name="P27"/>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6T18:24:14.296124085</meta:creation-date>
    <dc:date>2024-03-09T17:50:29.620818496</dc:date>
    <meta:editing-duration>PT14M27S</meta:editing-duration>
    <meta:editing-cycles>6</meta:editing-cycles>
    <meta:generator>LibreOffice/7.3.7.2$Linux_X86_64 LibreOffice_project/30$Build-2</meta:generator>
    <meta:document-statistic meta:table-count="1" meta:image-count="0" meta:object-count="0" meta:page-count="3" meta:paragraph-count="94" meta:word-count="783" meta:character-count="4688" meta:non-whitespace-character-count="4060"/>
  </office:meta>
</office:document-meta>
</file>